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ktion 1:</text:p>
      <text:p text:style-name="Standard"/>
      <text:p text:style-name="Standard">Aufgabe 1.1:</text:p>
      <text:p text:style-name="Standard"/>
      <text:p text:style-name="Standard"><text:tab/>Text: </text:p>
      <text:p text:style-name="Standard"/>
      <text:p text:style-name="Standard"><text:tab/>"Willkommen zu Lektion 1.1, heute lernen wir was variablen sind und wie wir diese <text:tab/>belegen... blubb... "</text:p>
      <text:p text:style-name="Standard"/>
      <text:p text:style-name="Standard"/>
      <text:p text:style-name="Standard"/>
      <text:p text:style-name="Standard"><text:tab/>Aufgabe: </text:p>
      <text:p text:style-name="Standard"/>
      <text:p text:style-name="Standard"><text:tab/>"Geben sie in das Feld rechts den Namen "blume" als variablennamen ein und <text:tab/>belegen sie <text:tab/>ihn mit dem Wert "Rot". Desweiteren belegen Sie eine zweite variable mit dem <text:tab/>Namen <text:tab/>"xy" mit dem Ergebnis der Rechnugn "1+1" wie im folgenden Beispiel <text:s/>a = 2+1</text:p>
      <text:p text:style-name="Standard"/>
      <text:p text:style-name="Standard"/>
      <text:p text:style-name="Standard"/>
      <text:p text:style-name="Standard"><text:tab/>Vorgegebener Code:</text:p>
      <text:p text:style-name="Standard"><text:tab/>blume = "Grün"</text:p>
      <text:p text:style-name="Standard"/>
      <text:p text:style-name="Standard"/>
      <text:p text:style-name="Standard"/>
      <text:p text:style-name="Standard"><text:tab/>Lösungs Code: </text:p>
      <text:p text:style-name="Standard"><text:tab/><text:tab/>xy = 1+1</text:p>
      <text:p text:style-name="Standard"><text:tab/><text:tab/>blume = "Rot"</text:p>
      <text:p text:style-name="Standard"/>
      <text:p text:style-name="Standard"/>
      <text:p text:style-name="Standard"/>
      <text:p text:style-name="Standard"><text:tab/>Lösung Variablenbelegung: </text:p>
      <text:p text:style-name="Standard"><text:tab/><text:tab/>blume = "Rot"</text:p>
      <text:p text:style-name="Standard"><text:tab/><text:tab/>xy =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2S</meta:editing-duration>
    <meta:editing-cycles>4</meta:editing-cycles>
    <meta:generator>OpenOffice/4.1.1$Win32 OpenOffice.org_project/411m6$Build-9775</meta:generator>
    <dc:date>2015-06-02T23:10:27.05</dc:date>
    <meta:document-statistic meta:table-count="0" meta:image-count="0" meta:object-count="0" meta:page-count="1" meta:paragraph-count="14" meta:word-count="87" meta:character-count="518"/>
    <meta:user-defined meta:name="Info 1"/>
    <meta:user-defined meta:name="Info 2"/>
    <meta:user-defined meta:name="Info 3"/>
    <meta:user-defined meta:name="Info 4"/>
  </office:meta>
</office:document-meta>
</file>